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ExceptionModel.DelegatingExceptionModel( ExceptionContainer container , GenStrutsApp parentApp , AnnotationInstance ann , TypeDeclaration containing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legatingExceptionModel.addSetProperty( XmlModelWriter xw , Element element , String propertyName , String propert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